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3.747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4.995cm" fo:margin-right="0cm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Santa Fe, 14 de diciembre de 2011</text:p>
      <text:p text:style-name="Standard"/>
      <text:p text:style-name="Standard"/>
      <text:p text:style-name="Standard"/>
      <text:p text:style-name="Standard"/>
      <text:p text:style-name="Standard"/>
      <text:p text:style-name="Standard">Sr. Decano</text:p>
      <text:p text:style-name="Standard">Facultad de Ingeniería y Ciencias Hídricas</text:p>
      <text:p text:style-name="Standard">Ing. Mario Schreider</text:p>
      <text:p text:style-name="P2">S <text:s text:c="25"/>/ <text:s text:c="26"/>D</text:p>
      <text:p text:style-name="Standard"/>
      <text:p text:style-name="Standard"/>
      <text:p text:style-name="Standard"/>
      <text:p text:style-name="Standard"/>
      <text:p text:style-name="Standard"/>
      <text:p text:style-name="P4">Me dirijo a Usted a los efectos de manifestar mi aceptación para dirigir el Proyecto Final de la Carrera de <text:span text:style-name="T3">Christian Nicolás Pfarher, DNI 31201870</text:span>, titulado “<text:span text:style-name="T3">Método para detección y seguimientos de objetos con aplicaciones en realidad aumentada</text:span>”.</text:p>
      <text:p text:style-name="P4"/>
      <text:p text:style-name="P4"/>
      <text:p text:style-name="P4">Sin otro particular, lo saluda muy atentamente,</text:p>
      <text:p text:style-name="P3"/>
      <text:p text:style-name="P3"/>
      <text:p text:style-name="P3"/>
      <text:p text:style-name="P3"/>
      <text:p text:style-name="P3"/>
      <text:p text:style-name="P7"/>
      <text:p text:style-name="P7"><text:span text:style-name="T2"><text:tab/></text:span><text:span text:style-name="T1"> <text:s text:c="52"/></text:span><text:span text:style-name="T2"><text:tab/><text:tab/><text:tab/></text:span><text:span text:style-name="T1"> <text:s text:c="32"/></text:span></text:p>
      <text:p text:style-name="P7"><text:tab/><text:span text:style-name="T3">Dr. Enrique Marcelo Albornoz </text:span><text:tab/><text:tab/><text:tab/><text:span text:style-name="T3">Dr. César Martínez </text:span></text:p>
      <text:p text:style-name="P7"><text:s/><text:tab/><text:tab/> <text:s text:c="3"/>Director<text:tab/><text:tab/><text:tab/><text:tab/><text:tab/> <text:s text:c="7"/>Co-director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nta Fe, 06 de octubre de 2008</dc:title>
    <meta:initial-creator>intel</meta:initial-creator>
    <meta:creation-date>2010-11-10T17:54:00</meta:creation-date>
    <dc:creator>christian </dc:creator>
    <dc:date>2011-12-13T22:03:18</dc:date>
    <meta:print-date>2008-10-06T09:30:00</meta:print-date>
    <meta:editing-cycles>4</meta:editing-cycles>
    <meta:editing-duration>PT11M42S</meta:editing-duration>
    <meta:generator>LibreOffice/3.3$Unix LibreOffice_project/330m19$Build-401</meta:generator>
    <meta:document-statistic meta:table-count="0" meta:image-count="0" meta:object-count="0" meta:page-count="1" meta:paragraph-count="10" meta:word-count="75" meta:character-count="636"/>
    <meta:user-defined meta:name="Información 1"/>
    <meta:user-defined meta:name="Información 2"/>
    <meta:user-defined meta:name="Información 3"/>
    <meta:user-defined meta:name="Información 4"/>
  </office:meta>
</office:document-meta>
</file>